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1c3b9d" officeooo:paragraph-rsid="001c3b9d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15e227" style:font-size-asian="9.10000038146973pt" style:font-weight-asian="normal" style:font-size-complex="9.10000038146973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936f19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8pt" fo:font-weight="normal" officeooo:rsid="0059988c" officeooo:paragraph-rsid="00ce0864" style:font-name-asian="Microsoft JhengHei fixed" style:font-size-asian="8pt" style:font-style-asian="normal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8pt" fo:font-weight="normal" officeooo:rsid="0059988c" officeooo:paragraph-rsid="00936f19" style:font-name-asian="Microsoft JhengHei fixed" style:font-size-asian="8pt" style:font-style-asian="normal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8pt" fo:font-weight="normal" officeooo:rsid="0059988c" officeooo:paragraph-rsid="00e04273" style:font-name-asian="Microsoft JhengHei fixed" style:font-size-asian="8pt" style:font-style-asian="normal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8pt" fo:font-weight="normal" officeooo:rsid="0059988c" officeooo:paragraph-rsid="00d2750b" style:font-name-asian="Microsoft JhengHei fixed" style:font-size-asian="8pt" style:font-style-asian="normal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8pt" fo:font-weight="normal" officeooo:rsid="0059988c" officeooo:paragraph-rsid="00d8afcf" style:font-name-asian="Microsoft JhengHei fixed" style:font-size-asian="8pt" style:font-style-asian="normal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一股尿騷味遙祭清明</text:h>
      <text:p text:style-name="P1"/>
      <text:p text:style-name="P7">已經超過大半年沒有洗澡了，昨天走了大半天的路，大汗淋漓，在便利超市吃完泡麵，身上更是又黏又臭，甚是不適，想着能否去別人那裡蹭一回熱水澡，那時已經是蠻晚了。走了一大段路，想想也算了，不要一些不必要的打擾和麻煩。</text:p>
      <text:p text:style-name="P7"/>
      <text:p text:style-name="P7">就踏踏實實做一個標準而驕傲的臭男人吧。</text:p>
      <text:p text:style-name="P8"/>
      <text:p text:style-name="P8">不知不覺明天就是四月五日，又是一年清明了。在國內時，經常會在愚人節那天，在空間調侃道：誰給我過愚人節，我給誰過清明節。今天，這裡沒有雨紛紛，卻是陽光明媚，櫻花燦漫，賞花的手牽着手，或是一家騎着自行車，悠然自得若在南山，臉上的笑容和浪漫的各色花海相映成一片。</text:p>
      <text:p text:style-name="P8"/>
      <text:p text:style-name="P8">自出國後，父親的墓地已經五年沒有去過了，天曉得以後有沒有機會。一直很愧疚和虧欠，智商不足，以前的工資也是經常月月光，花錢沒結制，又是在年輕貪玩不懂事的年紀，沒能陪着你走些大川大海。最後一次和你一起抽菸，還是在深圳華僑城玩時，那時候你身體不好，卻煙癮大酒癮也大，一根接着一根地抽，搶你手上的煙，你還朝我發火，半天沒理我，老小孩，就像我小時候你不給我買東西，我也不理你一樣。如今的我，似乎犯了你的煙癮，以前抽菸，想戒就戒，現在卻是可以抽一晚上。可能是真的，什麼也不剩，也不知前方還有什麼，只有當下燃燒的生命。明天，已經變得很遙遠了嗎？還是及時行樂？我不知道。</text:p>
      <text:p text:style-name="P8"/>
      <text:p text:style-name="P9">今天，已是流浪人，坐在長椅上，能聞着自己褲襠裏的尿騷味，寫着這些文字。</text:p>
      <text:p text:style-name="P9"/>
      <text:p text:style-name="P9">想起你，自然也想起媽媽，但我沒半點能力去照顧她，惟願有機會再相見。</text:p>
      <text:p text:style-name="P10"/>
      <text:p text:style-name="P10">身後枉孝心，也枉爲人！</text:p>
      <text:p text:style-name="P8"/>
      <text:p text:style-name="P9">以往都是一包煙，兩瓶酒，坐在你墓地前抽會煙，你喜歡抽灰狼，我也喜歡那淡淡的味道，一邊抽菸，一邊看着對面的山，聽着山裡的風吹着松針林的呼呼作響的聲音。在這座山上，陪着你的，還有我童年的身影。</text:p>
      <text:p text:style-name="P9"/>
      <text:p text:style-name="P9">今天只能以一股尿騷味遙祭清明，寫一些簡單的文字。可能，也許，大概，如果運衰的話，你的小兒子也要跟你團聚了，我看不清前方的路。此刻的我，一無所有，連文字都可能隨時被刪除。很想生命可以重來，很想能早點懂事點，不要總是慢半拍！</text:p>
      <text:p text:style-name="P8"/>
      <text:p text:style-name="P11">願你在天之靈，佑你兒子平安渡過此劫！</text:p>
      <text:p text:style-name="P11"/>
      <text:p text:style-name="P11">我真的很無助！</text:p>
      <text:p text:style-name="P6"/>
      <text:p text:style-name="P6"/>
      <text:p text:style-name="P6"/>
      <text:p text:style-name="P3"/>
      <text:p text:style-name="P4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4-04T16:21:14.198943003</dc:date>
    <meta:editing-duration>PT22H33M44S</meta:editing-duration>
    <meta:editing-cycles>208</meta:editing-cycles>
    <meta:document-statistic meta:table-count="0" meta:image-count="0" meta:object-count="0" meta:page-count="1" meta:paragraph-count="12" meta:word-count="845" meta:character-count="845" meta:non-whitespace-character-count="845"/>
  </office:meta>
</office:document-meta>
</file>